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column table:style-name="co10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N(reslice)(torque) 3 perimeters no fan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1:40:23.063790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2T11:41:20.145719759</dc:date>
    <meta:editing-duration>PT12H35M56S</meta:editing-duration>
    <meta:editing-cycles>81</meta:editing-cycles>
    <meta:generator>LibreOffice/5.0.4.2$Linux_X86_64 LibreOffice_project/2b9802c1994aa0b7dc6079e128979269cf95bc78</meta:generator>
    <meta:document-statistic meta:table-count="2" meta:cell-count="264" meta:object-count="0"/>
  </office:meta>
</office:document-meta>
</file>